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marker-start="Arrowheads_20_1" draw:textarea-horizontal-align="justify" draw:textarea-vertical-align="middle" draw:auto-grow-height="fals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8.415cm" svg:height="19.05cm" svg:x="1cm" svg:y="4.175cm">
          <text:p/>
          <draw:enhanced-geometry svg:viewBox="0 0 21600 21600" draw:glue-points="10800 0 3163 3163 0 10800 3163 18437 10800 21600 18437 18437 21600 10800 18437 3163" draw:text-areas="3163 3163 18437 18437" draw:type="smiley" draw:modifiers="17520" draw:enhanced-path="U 10800 10800 10800 10800 0 360 Z N U 7305 7515 1165 1165 0 360 Z N U 14295 7515 1165 1165 0 360 Z N M 4870 ?f1 C 8680 ?f2 12920 ?f2 16730 ?f1 F N">
            <draw:equation draw:name="f0" draw:formula="$0 -15510"/>
            <draw:equation draw:name="f1" draw:formula="17520-?f0 "/>
            <draw:equation draw:name="f2" draw:formula="15510+?f0 "/>
            <draw:handle draw:handle-position="10800 $0" draw:handle-range-y-minimum="15510" draw:handle-range-y-maximum="1752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draw:marker draw:name="Arrowheads_20_1" draw:display-name="Arrowheads 1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Hector Hurtarte</meta:initial-creator>
    <meta:creation-date>2010-05-20T15:57:48</meta:creation-date>
    <dc:date>2010-05-20T15:58:42</dc:date>
    <dc:creator>Hector Hurtarte</dc:creator>
    <meta:editing-duration>PT00H00M56S</meta:editing-duration>
    <meta:editing-cycles>1</meta:editing-cycles>
    <meta:document-statistic meta:object-count="1"/>
    <meta:generator>OpenOffice.org/3.2$Linux OpenOffice.org_project/320m12$Build-9483</meta:generator>
  </office:meta>
</office:document-meta>
</file>